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erenceFieldHandler.clearObjec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FieldHandler.getObject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ferenceFieldHandler.setObjectMap( Map object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